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0b808"/>
    </style:style>
    <style:style style:name="T1" style:family="text">
      <style:text-properties fo:color="#81aca6" fo:font-size="14pt" style:font-size-asian="14pt" style:font-size-complex="14pt"/>
    </style:style>
    <style:style style:name="T2" style:family="text">
      <style:text-properties officeooo:rsid="0010b808"/>
    </style:style>
    <style:style style:name="T3" style:family="text">
      <style:text-properties fo:font-weight="bold" officeooo:rsid="0010b808" style:font-weight-asian="bold" style:font-weight-complex="bold"/>
    </style:style>
    <style:style style:name="T4" style:family="text">
      <style:text-properties fo:font-weight="normal" officeooo:rsid="0010b80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Folder Structure </text:span></text:span></text:p>
      <text:p text:style-name="Text_20_body"><text:span text:style-name="Strong_20_Emphasis">* Bin/www</text:span></text:p>
      <text:p text:style-name="Text_20_body"><text:span text:style-name="Strong_20_Emphasis">- </text:span>Our server is created in this file. For running the server locally, we define commands like:</text:p>
      <text:p text:style-name="Text_20_body"><text:tab/>npm start</text:p>
      <text:p text:style-name="Text_20_body"><text:tab/>npm devstart</text:p>
      <text:p text:style-name="Text_20_body"/>
      <text:p text:style-name="Text_20_body"><text:span text:style-name="Strong_20_Emphasis">* app.js</text:span></text:p>
      <text:p text:style-name="P1">- All the application and third-party middleware hendles from the app.js</text:p>
      <text:p text:style-name="Text_20_body"><text:tab/>require("dotenv").config(); // use for .env access</text:p>
      <text:p text:style-name="Text_20_body">- Some commonly used modules and objects are also handled by the app.js</text:p>
      <text:p text:style-name="Text_20_body"><text:tab/>const constants = require("./config/constants");</text:p>
      <text:p text:style-name="Text_20_body"><text:tab/>global.constants = constants;</text:p>
      <text:p text:style-name="Text_20_body">- Route management and language management are also done from app.js</text:p>
      <text:p text:style-name="Text_20_body"/>
      <text:p text:style-name="Text_20_body"><text:span text:style-name="Strong_20_Emphasis">* Route Managment</text:span></text:p>
      <text:p text:style-name="Text_20_body">- All the routes are declared in the./routes/index file, and in the app.js using the .use middleware, we will access all routes.</text:p>
      <text:p text:style-name="Text_20_body"><text:tab/>const router = require("./routes/index");</text:p>
      <text:p text:style-name="Text_20_body"><text:tab/>app.use("/api", router());</text:p>
      <text:p text:style-name="Text_20_body"/>
      <text:p text:style-name="Text_20_body"><text:span text:style-name="Strong_20_Emphasis">* Language Managment</text:span></text:p>
      <text:p text:style-name="Text_20_body">- We are not going to use any of the language modules for multi-language. Instead, we will declare different languages.json file and stores json objects with different keys and values.</text:p>
      <text:p text:style-name="Text_20_body">- In the app.js file, we will check API(s) are call for which language, and according to this, we will create our global language object.</text:p>
      <text:p text:style-name="Text_20_body">Make a language file that is globally interchangeable.</text:p>
      <text:p text:style-name="Text_20_body"><text:tab/>const english = require("./language/english.json");</text:p>
      <text:p text:style-name="Text_20_body"><text:tab/>const nepal = require("./language/nepal.json");</text:p>
      <text:p text:style-name="Text_20_body"><text:tab/>// Verify the language and make it global</text:p>
      <text:p text:style-name="Text_20_body"><text:tab/>app.use((req, res, next) =&gt; {</text:p>
      <text:p text:style-name="Text_20_body"><text:tab/><text:tab/>if (req.headers["language"] === constants.LANGUAGE.NEPAL) {</text:p>
      <text:p text:style-name="Text_20_body"><text:tab/><text:tab/><text:tab/>global.language = nepal;</text:p>
      <text:p text:style-name="Text_20_body"><text:tab/><text:tab/><text:tab/>Validator.useLang("nepal");</text:p>
      <text:p text:style-name="Text_20_body"><text:soft-page-break/><text:tab/><text:tab/>} else {</text:p>
      <text:p text:style-name="Text_20_body"><text:tab/><text:tab/><text:tab/>global.language = english;</text:p>
      <text:p text:style-name="Text_20_body"><text:tab/><text:tab/><text:tab/>Validator.useLang("en");</text:p>
      <text:p text:style-name="Text_20_body"><text:tab/><text:tab/>}</text:p>
      <text:p text:style-name="Text_20_body"><text:tab/><text:tab/>next();</text:p>
      <text:p text:style-name="Text_20_body"><text:tab/>});</text:p>
      <text:p text:style-name="Text_20_body">- This code checks the current language from the header and sets the global language accordingly.</text:p>
      <text:p text:style-name="Text_20_body"><text:span text:style-name="Strong_20_Emphasis"/></text:p>
      <text:p text:style-name="Text_20_body"><text:span text:style-name="Strong_20_Emphasis">* Language Managment For Validation</text:span></text:p>
      <text:p text:style-name="Text_20_body">- <text:span text:style-name="T2">U</text:span>sing <text:span text:style-name="Strong_20_Emphasis">validatorjs </text:span>to validate our APIs.</text:p>
      <text:p text:style-name="Text_20_body">- All the validation messages are defined by their rules in this validatorjs module, so to use this we just need to set the current langule for this module. This is done by</text:p>
      <text:p text:style-name="Text_20_body"><text:tab/>const Validator = require("validatorjs");</text:p>
      <text:p text:style-name="Text_20_body"><text:tab/>Validator.useLang("en");</text:p>
      <text:p text:style-name="Text_20_body">- All the supported language files for this module are available at</text:p>
      <text:p text:style-name="Text_20_body"><text:span text:style-name="Strong_20_Emphasis">/node_modules/validatorjs/src/lang/</text:span></text:p>
      <text:p text:style-name="P1">- If <text:span text:style-name="T2">any language file</text:span> <text:span text:style-name="T2">not declare at above path</text:span>, then you have to add the file at <text:span text:style-name="T4">above location</text:span></text:p>
      <text:p text:style-name="Text_20_body">- We are doing this by the following steps:</text:p>
      <text:p text:style-name="Text_20_body"/>
      <text:p text:style-name="Text_20_body">Step 1: Create your language file with the a .js extension at ./language/.</text:p>
      <text:p text:style-name="Text_20_body"><text:tab/>example: languageName.js</text:p>
      <text:p text:style-name="Text_20_body"/>
      <text:p text:style-name="Text_20_body">Step 2 : Give all the messages in key value structure where key is the rule name and export this file.</text:p>
      <text:p text:style-name="Text_20_body"><text:tab/>module.exports = {</text:p>
      <text:p text:style-name="Text_20_body"><text:tab/><text:tab/>rule: 'message in your language. ',</text:p>
      <text:p text:style-name="Text_20_body"><text:tab/>}</text:p>
      <text:p text:style-name="Text_20_body"/>
      <text:p text:style-name="Text_20_body">Step 3: Make a .sh file to copy this file from /node_modules/validatorjs/src/lang/.</text:p>
      <text:p text:style-name="Text_20_body"><text:span text:style-name="Strong_20_Emphasis"><text:tab/>copyfile.sh</text:span></text:p>
      <text:p text:style-name="Text_20_body"><text:tab/><text:tab/>path_src=./language/nepal.js</text:p>
      <text:p text:style-name="Text_20_body"><text:tab/><text:tab/>path_dst=./node_modules/validatorjs/src/lang</text:p>
      <text:p text:style-name="Text_20_body"><text:tab/><text:tab/>date=$(date +"%m%d%y")</text:p>
      <text:p text:style-name="Text_20_body"><text:soft-page-break/> </text:p>
      <text:p text:style-name="Text_20_body"><text:tab/><text:tab/>for file_src in $path_src; do</text:p>
      <text:p text:style-name="Text_20_body"><text:tab/><text:tab/>file_dst="$path_dst/$(basename $file_src)"</text:p>
      <text:p text:style-name="Text_20_body"><text:tab/><text:tab/>cp "$file_src" "$file_dst"</text:p>
      <text:p text:style-name="Text_20_body"><text:tab/><text:tab/>done</text:p>
      <text:p text:style-name="Text_20_body"/>
      <text:p text:style-name="Text_20_body">Step 4 : before start your server run above script for add file in module</text:p>
      <text:p text:style-name="Text_20_body"><text:span text:style-name="Strong_20_Emphasis"><text:tab/>./copyfile.sh</text:span></text:p>
      <text:p text:style-name="Text_20_body"><text:span text:style-name="Strong_20_Emphasis"/></text:p>
      <text:p text:style-name="Text_20_body"><text:span text:style-name="Strong_20_Emphasis">* Sequelize (Database ORM)</text:span></text:p>
      <text:p text:style-name="Text_20_body">- We are using <text:span text:style-name="Strong_20_Emphasis">sequelize </text:span>ORM for database connection and DB queries, migrations and seeders.</text:p>
      <text:p text:style-name="Text_20_body"><text:span text:style-name="Strong_20_Emphasis"/></text:p>
      <text:p text:style-name="Text_20_body"><text:span text:style-name="Strong_20_Emphasis">* Database Connection:</text:span></text:p>
      <text:p text:style-name="Text_20_body">- Using Sequelize, we can connect to a database by creating a <text:span text:style-name="T2">s</text:span>equelize object.</text:p>
      <text:p text:style-name="Text_20_body"><text:tab/>const Sequelize = require("sequelize");</text:p>
      <text:p text:style-name="Text_20_body"><text:tab/>const sequelize = new Sequelize(database, username, password,</text:p>
      <text:p text:style-name="Text_20_body"><text:tab/><text:tab/>{</text:p>
      <text:p text:style-name="Text_20_body"><text:tab/><text:tab/><text:tab/>host,</text:p>
      <text:p text:style-name="Text_20_body"><text:tab/><text:tab/><text:tab/>dialect,</text:p>
      <text:p text:style-name="Text_20_body"><text:tab/><text:tab/><text:tab/>pool: { max, min, acquire, idle },</text:p>
      <text:p text:style-name="Text_20_body"><text:tab/><text:tab/>}</text:p>
      <text:p text:style-name="Text_20_body"><text:tab/>);</text:p>
      <text:p text:style-name="Text_20_body">- We will be using .env to get the required details for connection, like database, username, etc.</text:p>
      <text:p text:style-name="Text_20_body"/>
      <text:p text:style-name="Text_20_body"><text:span text:style-name="Strong_20_Emphasis">* Migrations</text:span></text:p>
      <text:p text:style-name="Text_20_body">- Migrations are used for performing <text:span text:style-name="T2">table related </text:span>tasks on database.</text:p>
      <text:p text:style-name="Text_20_body">- We can create a table, add columns, remove columns, and change columns by migration.</text:p>
      <text:p text:style-name="Text_20_body">- We <text:span text:style-name="T2">use</text:span> sequelize CLI to create migration files. Migration files are created by the timestamp.</text:p>
      <text:p text:style-name="Text_20_body">- Migration file will be executed in ascending order by file name.</text:p>
      <text:p text:style-name="Text_20_body">- Command for creating migration files</text:p>
      <text:p text:style-name="Text_20_body"><text:span text:style-name="Strong_20_Emphasis">sequelize migration:generate --name [name_of_your_migration]</text:span></text:p>
      <text:p text:style-name="Text_20_body"/>
      <text:p text:style-name="Text_20_body"><text:soft-page-break/><text:span text:style-name="Strong_20_Emphasis">- Functions for migrations:</text:span></text:p>
      <text:p text:style-name="Text_20_body">* createTable</text:p>
      <text:p text:style-name="Text_20_body">* changeColumn</text:p>
      <text:p text:style-name="Text_20_body">* renameColumn</text:p>
      <text:p text:style-name="Text_20_body">* addColumn</text:p>
      <text:p text:style-name="Text_20_body">* removeColumn</text:p>
      <text:p text:style-name="Text_20_body"><text:span text:style-name="Strong_20_Emphasis"/></text:p>
      <text:p text:style-name="Text_20_body"><text:span text:style-name="Strong_20_Emphasis">- Run migrations:</text:span></text:p>
      <text:p text:style-name="P1"><text:span text:style-name="Strong_20_Emphasis">- </text:span><text:span text:style-name="Strong_20_Emphasis"><text:span text:style-name="T2">config.js </text:span></text:span><text:span text:style-name="Strong_20_Emphasis"><text:span text:style-name="T4">file: in this file we declared all database detaiils with there environment.</text:span></text:span></text:p>
      <text:p text:style-name="P1">- <text:span text:style-name="T2">With the use of </text:span><text:span text:style-name="T3">config.js </text:span><text:span text:style-name="T4">file we get db details of by there environment.</text:span></text:p>
      <text:p text:style-name="Text_20_body">- We can run the migration file using the following command:</text:p>
      <text:p text:style-name="Text_20_body"><text:span text:style-name="Strong_20_Emphasis"><text:tab/>npx sequelize-cli db:migrate --env dbEnviroment</text:span></text:p>
      <text:p text:style-name="Text_20_body"/>
      <text:p text:style-name="Text_20_body">After –env, we will specify a dbEnviroment, and the migration will be performed on whichever database is specified by this dbEnviroment.</text:p>
      <text:p text:style-name="Text_20_body">- If we pass the test as a dbEnviroment, then database details of the test environment will be taken from the <text:span text:style-name="Strong_20_Emphasis">config.js</text:span> file and migration performed on the test database.</text:p>
      <text:p text:style-name="Text_20_body"><text:span text:style-name="Strong_20_Emphasis"/></text:p>
      <text:p text:style-name="Text_20_body"><text:span text:style-name="Strong_20_Emphasis">* Seeders</text:span></text:p>
      <text:p text:style-name="Text_20_body">- With the use of seeders, we can add data in database tables.</text:p>
      <text:p text:style-name="Text_20_body">- By the following command, you can create a seeder file.</text:p>
      <text:p text:style-name="Text_20_body"><text:span text:style-name="Strong_20_Emphasis"><text:tab/>npx sequelize-cli seed:create --name my-seed-name</text:span></text:p>
      <text:p text:style-name="Text_20_body"><text:span text:style-name="Strong_20_Emphasis"/></text:p>
      <text:p text:style-name="Text_20_body">- For seeders, there are mainly two functions.</text:p>
      <text:p text:style-name="Text_20_body">* bulkInsert</text:p>
      <text:p text:style-name="Text_20_body">* bulkDelete</text:p>
      <text:p text:style-name="Text_20_body"/>
      <text:p text:style-name="Text_20_body">- Every time we run Seeder, all the data is inserte again <text:span text:style-name="T2">and again</text:span>, so to avoid this, first <text:span text:style-name="T2">we need</text:span> check data <text:span text:style-name="T2">are already inserted</text:span> in<text:span text:style-name="T2">to</text:span> the table and if <text:span text:style-name="T2">s</text:span>eeder data is not available <text:span text:style-name="T2">then</text:span> we execute <text:span text:style-name="T2">s</text:span>eeder <text:span text:style-name="T2">code</text:span>.</text:p>
      <text:p text:style-name="Text_20_body"><text:tab/>const count = await masterServices.masterServiceCount();</text:p>
      <text:p text:style-name="Text_20_body"><text:tab/>if (!count || count == 0) {</text:p>
      <text:p text:style-name="Text_20_body"><text:tab/><text:tab/>await queryInterface.bulkInsert('master_services', [{</text:p>
      <text:p text:style-name="Text_20_body"><text:soft-page-break/><text:tab/><text:tab/>name: 'Front Desk',</text:p>
      <text:p text:style-name="Text_20_body"><text:tab/><text:tab/>type: "our",</text:p>
      <text:p text:style-name="Text_20_body"><text:tab/><text:tab/>image: "front_desk.jpeg",</text:p>
      <text:p text:style-name="Text_20_body"><text:tab/><text:tab/>is_deleted: 0,</text:p>
      <text:p text:style-name="Text_20_body"><text:tab/><text:tab/>createdAt: new Date(),</text:p>
      <text:p text:style-name="Text_20_body"><text:tab/><text:tab/>updatedAt: new Date(),</text:p>
      <text:p text:style-name="Text_20_body"><text:tab/>}])</text:p>
      <text:p text:style-name="Text_20_body">}</text:p>
      <text:p text:style-name="Text_20_body"><text:span text:style-name="Strong_20_Emphasis"/></text:p>
      <text:p text:style-name="Text_20_body"><text:span text:style-name="Strong_20_Emphasis">- Run seeder:</text:span></text:p>
      <text:p text:style-name="Text_20_body">- Like we can run seeder files using their environment.</text:p>
      <text:p text:style-name="Text_20_body"><text:span text:style-name="Strong_20_Emphasis"><text:tab/>npx sequelize-cli db:seed:all --env test</text:span></text:p>
      <text:p text:style-name="Text_20_body">- Here, test is the environment, and as we discussed in the migrations part, this command will reflect on the test database.</text:p>
      <text:p text:style-name="Text_20_body"><text:span text:style-name="Strong_20_Emphasis"/></text:p>
      <text:p text:style-name="Text_20_body"><text:span text:style-name="Strong_20_Emphasis">* Model</text:span></text:p>
      <text:p text:style-name="Text_20_body">- With the help of sequelize, we can create a model for a table in a database.</text:p>
      <text:p text:style-name="Text_20_body">- <text:span text:style-name="T2">W</text:span>e can use this model for their database operations.</text:p>
      <text:p text:style-name="Text_20_body">- There are multiple ways to create a model. We use the function of sequelize.</text:p>
      <text:p text:style-name="Text_20_body"><text:tab/>const modelName = sequelize.define(table_name, {</text:p>
      <text:p text:style-name="Text_20_body"><text:tab/><text:tab/>column_name: {</text:p>
      <text:p text:style-name="Text_20_body"><text:tab/><text:tab/>type: column_type,</text:p>
      <text:p text:style-name="Text_20_body"><text:tab/><text:tab/>primaryKey: true, // for primary column (id)</text:p>
      <text:p text:style-name="Text_20_body"><text:tab/><text:tab/>autoIncrement: true, // for auto increment column (id)</text:p>
      <text:p text:style-name="Text_20_body"><text:tab/><text:tab/>allowNull: true / false,// define column allow to insert null value</text:p>
      <text:p text:style-name="Text_20_body"><text:tab/><text:tab/>references: {</text:p>
      <text:p text:style-name="Text_20_body"><text:tab/><text:tab/><text:tab/>model: table_name_for_reference,</text:p>
      <text:p text:style-name="Text_20_body"><text:tab/><text:tab/><text:tab/>key: reference_key</text:p>
      <text:p text:style-name="Text_20_body"><text:tab/><text:tab/>}, // for foreign key reference</text:p>
      <text:p text:style-name="Text_20_body"><text:tab/><text:tab/>defaultValue: default_value_for_column</text:p>
      <text:p text:style-name="Text_20_body"><text:tab/>}</text:p>
      <text:p text:style-name="Text_20_body"><text:tab/>});</text:p>
      <text:p text:style-name="Text_20_body"><text:soft-page-break/><text:span text:style-name="Strong_20_Emphasis">* Associate</text:span></text:p>
      <text:p text:style-name="Text_20_body">- With the help of associations, we can declare relations between different tables for accessing database tables.</text:p>
      <text:p text:style-name="Text_20_body">- define an associate, we use the following functions.</text:p>
      <text:p text:style-name="Text_20_body"><text:span text:style-name="Strong_20_Emphasis">* hasMany:</text:span> This function refers perent to a child's has-many relationships.</text:p>
      <text:p text:style-name="Text_20_body"><text:span text:style-name="Strong_20_Emphasis">* hasOne:</text:span> This function refers perent to a child's has-one relationship.</text:p>
      <text:p text:style-name="Text_20_body"><text:span text:style-name="Strong_20_Emphasis">* belongsTo: </text:span>This function refers to a child's perent belongs-to relationship.</text:p>
      <text:p text:style-name="Text_20_body"><text:span text:style-name="Strong_20_Emphasis"/></text:p>
      <text:p text:style-name="Text_20_body"><text:span text:style-name="Strong_20_Emphasis">* Sequelize Functions</text:span></text:p>
      <text:p text:style-name="Text_20_body">- Significant sequelize functSELECT * FROM `users` LEFT JOIN `user_details` on users.id=user_details.user_id where users.id NOT IN(SELECT user_id from user_details)ion</text:p>
      <text:p text:style-name="Text_20_body"><text:span text:style-name="Strong_20_Emphasis">* findOne: retrieves a single record from a table</text:span></text:p>
      <text:p text:style-name="Text_20_body"><text:span text:style-name="Strong_20_Emphasis">* findAll: retrieves all records from a table.</text:span></text:p>
      <text:p text:style-name="Text_20_body"><text:span text:style-name="Strong_20_Emphasis">* findByPk: retrieves records based on their primary id.</text:span></text:p>
      <text:p text:style-name="Text_20_body"><text:span text:style-name="Strong_20_Emphasis">* findAndCountAll: returns all records with a total count (count with no limits).</text:span></text:p>
      <text:p text:style-name="Text_20_body"><text:span text:style-name="Strong_20_Emphasis"/></text:p>
      <text:p text:style-name="Text_20_body"><text:span text:style-name="Strong_20_Emphasis">* Paginations</text:span></text:p>
      <text:p text:style-name="Text_20_body">- For handling pagination, we are passing page and limits in query perameters in APIs.</text:p>
      <text:p text:style-name="Text_20_body">- Example:</text:p>
      <text:p text:style-name="Text_20_body">page = 1 and limits = 10 // indicates that the first page contains 10 records</text:p>
      <text:p text:style-name="Text_20_body">page = 2 and limits = 10 // refers to the second page10 records, so we need to offset 10 records.</text:p>
      <text:p text:style-name="Text_20_body">- With the help of pages and limits, we will pass limits and offsets in queries like:</text:p>
      <text:p text:style-name="Text_20_body">limit and offset = limits * (page – 1)</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5T19:18:01.507260437</meta:creation-date>
    <dc:date>2022-06-03T20:02:51.937493192</dc:date>
    <meta:editing-duration>PT14H21M40S</meta:editing-duration>
    <meta:editing-cycles>12</meta:editing-cycles>
    <meta:generator>LibreOffice/6.4.7.2$Linux_X86_64 LibreOffice_project/40$Build-2</meta:generator>
    <meta:document-statistic meta:table-count="0" meta:image-count="0" meta:object-count="0" meta:page-count="6" meta:paragraph-count="153" meta:word-count="1123" meta:character-count="7190" meta:non-whitespace-character-count="6104"/>
  </office:meta>
</office:document-meta>
</file>